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" svg:font-family="Tahoma, sans-serif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592e2e" style:font-name="Tahoma" fo:font-size="14pt" fo:letter-spacing="normal" fo:font-style="normal" fo:font-weight="normal" officeooo:paragraph-rsid="0014de93"/>
    </style:style>
    <style:style style:name="P2" style:family="paragraph" style:parent-style-name="Text_20_body">
      <style:paragraph-properties fo:margin-top="0in" fo:margin-bottom="0in" style:contextual-spacing="false"/>
      <style:text-properties fo:font-variant="normal" fo:text-transform="none" fo:color="#000000" style:font-name="Tahoma" fo:font-size="14pt" fo:letter-spacing="normal" fo:font-style="normal" fo:font-weight="normal" officeooo:paragraph-rsid="00133ac8" fo:background-color="transparent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Heading_20_2">
      <style:paragraph-properties fo:margin-left="0in" fo:margin-right="0in" fo:text-indent="0in" style:auto-text-indent="false"/>
      <style:text-properties fo:font-variant="normal" fo:text-transform="none" fo:color="#853534" style:font-name="Tahoma" fo:letter-spacing="normal" fo:font-style="normal"/>
    </style:style>
    <style:style style:name="P5" style:family="paragraph" style:parent-style-name="Heading_20_1">
      <style:text-properties fo:font-variant="normal" fo:text-transform="none" fo:color="#853534" style:font-name="Tahoma" fo:letter-spacing="normal" fo:font-style="normal"/>
    </style:style>
    <style:style style:name="P6" style:family="paragraph" style:parent-style-name="Text_20_body" style:list-style-name="L1">
      <style:text-properties fo:font-variant="normal" fo:text-transform="none" fo:color="#592e2e" style:font-name="Tahoma" fo:font-size="14pt" fo:letter-spacing="normal" fo:font-style="normal" fo:font-weight="normal"/>
    </style:style>
    <style:style style:name="P7" style:family="paragraph" style:parent-style-name="Text_20_body" style:list-style-name="L1">
      <style:paragraph-properties fo:margin-top="0in" fo:margin-bottom="0in" style:contextual-spacing="false"/>
      <style:text-properties fo:font-variant="normal" fo:text-transform="none" fo:color="#592e2e" style:font-name="Tahoma" fo:font-size="14pt" fo:letter-spacing="normal" fo:font-style="normal" fo:font-weight="normal"/>
    </style:style>
    <style:style style:name="P8" style:family="paragraph" style:parent-style-name="Text_20_body" style:list-style-name="L1">
      <style:paragraph-properties fo:margin-top="0in" fo:margin-bottom="0in" style:contextual-spacing="false"/>
      <style:text-properties fo:font-variant="normal" fo:text-transform="none" fo:color="#592e2e" style:font-name="Tahoma" fo:font-size="14pt" fo:letter-spacing="normal" fo:font-style="normal" fo:font-weight="normal" officeooo:paragraph-rsid="00124f0a"/>
    </style:style>
    <style:style style:name="P9" style:family="paragraph" style:parent-style-name="Text_20_body">
      <style:paragraph-properties fo:margin-top="0in" fo:margin-bottom="0in" style:contextual-spacing="false"/>
      <style:text-properties fo:font-variant="normal" fo:text-transform="none" fo:color="#000000" style:font-name="Tahoma" fo:font-size="14pt" fo:letter-spacing="normal" fo:font-style="normal" fo:font-weight="normal" officeooo:rsid="00124f0a" officeooo:paragraph-rsid="00124f0a" fo:background-color="#ffff00"/>
    </style:style>
    <style:style style:name="P10" style:family="paragraph" style:parent-style-name="Text_20_body">
      <style:paragraph-properties fo:margin-top="0in" fo:margin-bottom="0in" style:contextual-spacing="false"/>
      <style:text-properties fo:font-variant="normal" fo:text-transform="none" fo:color="#000000" style:font-name="Tahoma" fo:font-size="14pt" fo:letter-spacing="normal" fo:font-style="normal" fo:font-weight="normal" officeooo:rsid="00133ac8" officeooo:paragraph-rsid="00133ac8" fo:background-color="#ffff00"/>
    </style:style>
    <style:style style:name="T1" style:family="text">
      <style:text-properties fo:font-variant="normal" fo:text-transform="none" fo:color="#592e2e" style:font-name="Tahoma" fo:font-size="14pt" fo:letter-spacing="normal" fo:font-style="normal" fo:font-weight="normal"/>
    </style:style>
    <style:style style:name="T2" style:family="text">
      <style:text-properties officeooo:rsid="00133ac8"/>
    </style:style>
    <style:style style:name="T3" style:family="text">
      <style:text-properties officeooo:rsid="00133ac8" fo:background-color="#ffff00"/>
    </style:style>
    <style:style style:name="T4" style:family="text">
      <style:text-properties officeooo:rsid="0014de93" fo:background-color="#ffff00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9819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bookmark text:name="assignment-1"/>Assignment 1</text:h>
      <text:list xml:id="list4283868381232712431" text:style-name="L1">
        <text:list-item>
          <text:p text:style-name="P7">Pick a computer system that you work with on a regular basis. Describe the following characteristics of the hardware:</text:p>
          <text:list>
            <text:list-item>
              <text:p text:style-name="P7">What processor does it use, how many cores, what speed?</text:p>
            </text:list-item>
          </text:list>
        </text:list-item>
      </text:list>
      <text:p text:style-name="P9">Pentium(R) Dual-Core CPU <text:s text:c="6"/>T4400 <text:s/>@ 2.20GHz</text:p>
      <text:list xml:id="list1880626225" text:continue-numbering="true" text:style-name="L1">
        <text:list-item>
          <text:list>
            <text:list-item>
              <text:p text:style-name="P7">How much RAM does the system have?</text:p>
            </text:list-item>
          </text:list>
        </text:list-item>
      </text:list>
      <text:p text:style-name="P9">4GB DDR2 667 (in 2 sticks)</text:p>
      <text:list xml:id="list778110596" text:continue-numbering="true" text:style-name="L1">
        <text:list-item>
          <text:list>
            <text:list-item>
              <text:p text:style-name="P8">What disk drives are installed? How much storage do they provide?</text:p>
            </text:list-item>
          </text:list>
        </text:list-item>
      </text:list>
      <text:p text:style-name="P9">WDC WD1600BEVT-22ZCT0 – that is a Western Digital 160GB SATA laptop drive.</text:p>
      <text:list xml:id="list1384603233" text:continue-numbering="true" text:style-name="L1">
        <text:list-item>
          <text:list>
            <text:list-item>
              <text:p text:style-name="P7">What display adapter does the system have?</text:p>
            </text:list-item>
          </text:list>
        </text:list-item>
      </text:list>
      <text:p text:style-name="P10">Intel Corporation Mobile 4 Series Chipset Integrated Graphics Controller</text:p>
      <text:list xml:id="list797637767" text:continue-numbering="true" text:style-name="L1">
        <text:list-item>
          <text:p text:style-name="P7">Name four applications that you use on a regular basis on the system. For each, describe briefly what they do (25 words or less)</text:p>
        </text:list-item>
      </text:list>
      <text:p text:style-name="P2"><text:span text:style-name="T3">google-chrome</text:span><text:span text:style-name="T2"> – a highly configurable web browser(mightytext extension is great for talking to girls who “just love to text”). </text:span><text:span text:style-name="T3">Calibre</text:span><text:span text:style-name="T2"> – ebook manager, nice for keeping all my ebooks in one place, also amazing front end for ebook conversion. </text:span><text:span text:style-name="T3">LibreOffice</text:span><text:span text:style-name="T2"> productivity suite – the best openoffice fork I have found. </text:span><text:span text:style-name="T3">TightVNC</text:span><text:span text:style-name="T2"> through an ssh tunnel – Setting this up has helped me save years of time explaining things to grandma, why tell her when you can show her. </text:span></text:p>
      <text:list xml:id="list1553306296" text:continue-numbering="true" text:style-name="L1">
        <text:list-item>
          <text:p text:style-name="P6">What is the operating system you use on this system? What version is it? Is it a 32 or 64 bit system?</text:p>
        </text:list-item>
      </text:list>
      <text:p text:style-name="P1"><text:span text:style-name="T4">3.10.7-1-ARCH</text:span><text:span text:style-name="T3"> 64 bit. I am running the Mate desktop environment.</text:span></text:p>
      <text:p text:style-name="P3"><text:span text:style-name="T1">Create a document (μSoft Word or Open Office or Libre Office or PDF) with your responses. Submit through the dropbox provided in </text:span><text:a xlink:type="simple" xlink:href="https://kennesaw.view.usg.edu/">Desire2Learn</text:a></text:p>
      <text:h text:style-name="P4" text:outline-level="2"><text:bookmark text:name="due-on-september-2-2013"/>Due on September 2, 2013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" svg:font-family="Tahoma, sans-serif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Nimbus Roman No9 L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Nimbus Roman No9 L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2T10:25:36</meta:creation-date>
    <dc:date>2013-08-27T19:57:46</dc:date>
    <meta:editing-duration>PT4M9S</meta:editing-duration>
    <meta:editing-cycles>2</meta:editing-cycles>
    <meta:generator>LibreOffice/4.0.5.2$Linux_X86_64 LibreOffice_project/400m0$Build-2</meta:generator>
    <meta:document-statistic meta:table-count="0" meta:image-count="0" meta:object-count="0" meta:page-count="1" meta:paragraph-count="16" meta:word-count="253" meta:character-count="1478" meta:non-whitespace-character-count="1235"/>
  </office:meta>
</office:document-meta>
</file>